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4-02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3-02-14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2-09-21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2-01-0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0-09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20-01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9-09-12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9-04-22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9-01-14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8-09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8-01-22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7-09-11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7-04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7-01-09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6-09-28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6-05-02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6-02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5-09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5-05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5-01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4-09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4-05-1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4-02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3-10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3-01-29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1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5-01-3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200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7</text:p>
          </table:table-cell>
          <table:table-cell office:value-type="string" calcext:value-type="string">
            <text:p>MM4627</text:p>
          </table:table-cell>
          <table:table-cell office:value-type="string" calcext:value-type="string">
            <text:p>199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